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27bf4b" officeooo:paragraph-rsid="0027bf4b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27bf4b" officeooo:paragraph-rsid="0027bf4b" style:font-size-asian="14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AP Document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06:56.235586430</meta:creation-date>
    <dc:date>2017-04-27T11:24:34.403383451</dc:date>
    <meta:editing-duration>PT4H48M31S</meta:editing-duration>
    <meta:editing-cycles>26</meta:editing-cycles>
    <meta:generator>LibreOffice/5.1.5.2$Linux_X86_64 LibreOffice_project/10$Build-2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